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6400000104B049CC7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Configurations/writerkeybinding.xml"/>
  <manifest:file-entry manifest:media-type="" manifest:full-path="Configurations/writertoolbar.xml"/>
  <manifest:file-entry manifest:media-type="text/xml" manifest:full-path="Basic/script-lc.xml"/>
  <manifest:file-entry manifest:media-type="text/xml" manifest:full-path="Basic/Standard/script-lb.xml"/>
  <manifest:file-entry manifest:media-type="text/xml" manifest:full-path="Basic/Standard/Mes macro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1" style:family="table">
      <style:table-properties style:width="18cm" table:align="margins"/>
    </style:style>
    <style:style style:name="Tableau1.A" style:family="table-column">
      <style:table-column-properties style:column-width="1.094cm" style:rel-column-width="3981*"/>
    </style:style>
    <style:style style:name="Tableau1.B" style:family="table-column">
      <style:table-column-properties style:column-width="6.013cm" style:rel-column-width="21892*"/>
    </style:style>
    <style:style style:name="Tableau1.C" style:family="table-column">
      <style:table-column-properties style:column-width="10.894cm" style:rel-column-width="39662*"/>
    </style:style>
    <style:style style:name="Tableau1.1" style:family="table-row">
      <style:table-row-properties style:min-row-height="0.7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2" style:family="table-row">
      <style:table-row-properties style:min-row-height="1.18cm"/>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2.231cm"/>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properties fo:font-style="italic"/>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9" style:family="paragraph" style:parent-style-name="Header">
      <style:paragraph-properties fo:padding="0cm" fo:border="none">
        <style:tab-stops>
          <style:tab-stop style:position="18cm" style:type="right"/>
        </style:tab-stops>
      </style:paragraph-properties>
    </style:style>
    <style:style style:name="P10" style:family="paragraph" style:parent-style-name="Header">
      <style:paragraph-properties fo:padding="0cm" fo:border="none">
        <style:tab-stops>
          <style:tab-stop style:position="26.501cm" style:type="right"/>
        </style:tab-stops>
      </style:paragraph-properties>
    </style:style>
    <style:style style:name="P11" style:family="paragraph" style:parent-style-name="Footer">
      <style:paragraph-properties>
        <style:tab-stops>
          <style:tab-stop style:position="9.504cm" style:type="center"/>
          <style:tab-stop style:position="18cm" style:type="right"/>
        </style:tab-stops>
      </style:paragraph-properties>
    </style:style>
    <style:style style:name="P12" style:family="paragraph" style:parent-style-name="Header">
      <style:paragraph-properties>
        <style:tab-stops>
          <style:tab-stop style:position="26.501cm" style:type="right"/>
        </style:tab-stops>
      </style:paragraph-properties>
    </style:style>
    <style:style style:name="P13" style:family="paragraph" style:parent-style-name="Standard">
      <style:paragraph-properties fo:margin-left="7.502cm" fo:margin-right="0cm" fo:text-align="end" style:justify-single-word="false" fo:text-indent="0cm" style:auto-text-indent="false" fo:background-color="#ccffff" fo:padding="0.049cm" fo:border="0.035cm solid #00ffff" style:shadow="#000000 0.25cm 0.25cm">
        <style:background-image/>
      </style:paragraph-properties>
      <style:text-properties fo:font-size="14pt"/>
    </style:style>
    <style:style style:name="P14" style:family="paragraph" style:parent-style-name="Standard">
      <style:paragraph-properties fo:margin-left="4.001cm" fo:margin-right="0cm" fo:text-align="end" style:justify-single-word="false" fo:text-indent="0cm" style:auto-text-indent="false" fo:background-color="#ccffff" fo:padding="0.049cm" fo:border="0.035cm solid #00ffff" style:shadow="#000000 0.25cm 0.25cm">
        <style:background-image/>
      </style:paragraph-properties>
    </style:style>
    <style:style style:name="P15" style:family="paragraph" style:parent-style-name="Standard">
      <style:paragraph-properties fo:margin-left="4.001cm" fo:margin-right="0cm" fo:text-align="end" style:justify-single-word="false" fo:text-indent="0cm" style:auto-text-indent="false" fo:background-color="#ccffff" fo:padding="0.049cm" fo:border="0.035cm solid #00ffff" style:shadow="#000000 0.25cm 0.25cm">
        <style:background-image/>
      </style:paragraph-properties>
      <style:text-properties fo:font-size="20pt"/>
    </style:style>
    <style:style style:name="P16" style:family="paragraph" style:parent-style-name="_35__20_Texte">
      <style:text-properties fo:font-style="italic" style:font-style-asian="italic" style:font-style-complex="italic"/>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251cm" style:type="right" style:leader-style="dotted" style:leader-text="."/>
        </style:tab-stops>
      </style:paragraph-properties>
    </style:style>
    <style:style style:name="P19" style:family="paragraph" style:parent-style-name="Contents_20_3">
      <style:paragraph-properties>
        <style:tab-stops>
          <style:tab-stop style:position="17.251cm" style:type="right" style:leader-style="dotted" style:leader-text="."/>
        </style:tab-stops>
      </style:paragraph-properties>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Standard">
      <style:paragraph-properties fo:margin-left="1cm" fo:margin-right="0cm" fo:text-indent="0cm" style:auto-text-indent="false"/>
      <style:text-properties fo:font-style="italic"/>
    </style:style>
    <style:style style:name="P24" style:family="paragraph" style:parent-style-name="_39__20_Enumération" style:list-style-name="L6">
      <style:paragraph-properties fo:margin-left="1cm" fo:margin-right="0cm" fo:text-align="start" style:justify-single-word="false" fo:text-indent="0cm" style:auto-text-indent="false"/>
      <style:text-properties fo:font-style="italic"/>
    </style:style>
    <style:style style:name="P25" style:family="paragraph" style:parent-style-name="_39__20_Enumération" style:list-style-name="L7">
      <style:paragraph-properties fo:margin-left="1cm" fo:margin-right="0cm" fo:text-indent="0cm" style:auto-text-indent="false"/>
      <style:text-properties fo:font-style="italic"/>
    </style:style>
    <style:style style:name="P26" style:family="paragraph" style:parent-style-name="_39__20_Enumération" style:list-style-name="L6">
      <style:paragraph-properties fo:margin-left="1cm" fo:margin-right="0cm" fo:text-align="start" style:justify-single-word="false" fo:text-indent="0cm" style:auto-text-indent="false"/>
    </style:style>
    <style:style style:name="P27" style:family="paragraph" style:parent-style-name="_39__20_Enumération" style:list-style-name="L9">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28" style:family="paragraph" style:parent-style-name="_35__20_Texte" style:list-style-name="L3"/>
    <style:style style:name="P29" style:family="paragraph" style:parent-style-name="_35__20_Texte" style:list-style-name="L3">
      <style:text-properties fo:font-style="italic"/>
    </style:style>
    <style:style style:name="P30" style:family="paragraph" style:parent-style-name="_35__20_Texte" style:list-style-name="L5">
      <style:paragraph-properties fo:margin-left="1cm" fo:margin-right="0cm" fo:text-indent="0cm" style:auto-text-indent="false"/>
      <style:text-properties fo:font-style="italic"/>
    </style:style>
    <style:style style:name="P31" style:family="paragraph" style:parent-style-name="_35__20_Texte" style:list-style-name="L10">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32" style:family="paragraph" style:parent-style-name="Standard" style:master-page-name="_5f_LNA_20_Couverture">
      <style:paragraph-properties fo:margin-left="7.502cm" fo:margin-right="0cm" fo:text-align="end" style:justify-single-word="false" fo:text-indent="0cm" style:auto-text-indent="false" style:page-number="auto" fo:background-color="#ccffff" fo:padding="0.049cm" fo:border="0.035cm solid #00ffff" style:shadow="#000000 0.25cm 0.25cm">
        <style:background-image/>
      </style:paragraph-properties>
      <style:text-properties fo:font-size="14pt" fo:font-style="italic"/>
    </style:style>
    <style:style style:name="P33" style:family="paragraph" style:parent-style-name="Standard" style:master-page-name="_5f_LNA_20_Document_20_Portrait">
      <style:paragraph-properties fo:margin-left="0cm" fo:margin-right="0cm" fo:text-indent="0cm" style:auto-text-indent="false" style:page-number="auto"/>
      <style:text-properties fo:font-style="italic" style:font-style-asian="italic" style:font-style-complex="italic"/>
    </style:style>
    <style:style style:name="P34" style:family="paragraph" style:parent-style-name="Standard" style:list-style-name="L4"/>
    <style:style style:name="P35" style:family="paragraph" style:parent-style-name="Standard" style:list-style-name="L4">
      <style:text-properties fo:font-style="italic"/>
    </style:style>
    <style:style style:name="P36" style:family="paragraph" style:parent-style-name="Standard" style:list-style-name="L1">
      <style:paragraph-properties fo:margin-left="1cm" fo:margin-right="0cm" fo:text-indent="0cm" style:auto-text-indent="false"/>
      <style:text-properties fo:font-style="italic"/>
    </style:style>
    <style:style style:name="P37" style:family="paragraph" style:parent-style-name="Standard" style:list-style-name="L2">
      <style:paragraph-properties fo:margin-left="1cm" fo:margin-right="0cm" fo:text-indent="0cm" style:auto-text-indent="false"/>
      <style:text-properties fo:font-style="italic"/>
    </style:style>
    <style:style style:name="P38" style:family="paragraph" style:parent-style-name="Standard" style:list-style-name="L8">
      <style:paragraph-properties fo:margin-left="1cm" fo:margin-right="0cm" fo:text-indent="0cm" style:auto-text-indent="false"/>
      <style:text-properties fo:font-size="10pt" fo:font-style="italic" style:font-size-asian="10pt" style:font-style-asian="italic" style:font-size-complex="10pt" style:font-style-complex="italic"/>
    </style:style>
    <style:style style:name="T1" style:family="text">
      <style:text-properties style:text-line-through-style="solid" fo:font-size="8pt"/>
    </style:style>
    <style:style style:name="T2" style:family="text">
      <style:text-properties fo:font-size="8pt"/>
    </style:style>
    <style:style style:name="T3" style:family="text">
      <style:text-properties fo:font-weight="bold"/>
    </style:style>
    <style:style style:name="T4" style:family="text">
      <style:text-properties fo:font-size="10pt"/>
    </style:style>
    <style:style style:name="T5" style:family="text">
      <style:text-properties fo:font-style="italic"/>
    </style:style>
    <style:style style:name="T6"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ubject>P2019 :  6-PlateFormeSecurisee</text:subject></text:p>
      <text:p text:style-name="P13"><text:span text:style-name="T5"><text:keywords>MONNIER Simon</text:keywords></text:span><text:span text:style-name="T5"><text:description/></text:span></text:p>
      <text:p text:style-name="P14"/>
      <text:p text:style-name="P15"><text:title>Dossier technique du projet - partie individuelle</text:title></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1 -Situation dans le projet<text:tab/>2</text:p>
          <text:p text:style-name="P18">1.1 -Rappel des tâches professionnelles à réaliser<text:tab/>2</text:p>
          <text:p text:style-name="P18">1.2 -Présentation de la partie personnelle<text:tab/>2</text:p>
          <text:p text:style-name="P19">1.2.1 -Introduction<text:tab/>2</text:p>
          <text:p text:style-name="P19">1.2.2 -Synoptique de la réalisation<text:tab/>2</text:p>
          <text:p text:style-name="P17">2 -Réalisation de la tâche professionnelle xxx<text:tab/>2</text:p>
          <text:p text:style-name="P18">2.1 -Conception détaillée<text:tab/>2</text:p>
          <text:p text:style-name="P18">2.2 -Tests unitaires<text:tab/>3</text:p>
          <text:p text:style-name="P19">2.2.1 -Test unitaire du module matériel/logiciel xxx<text:tab/>3</text:p>
          <text:p text:style-name="P19">2.2.2 -Problèmes rencontrés<text:tab/>3</text:p>
          <text:p text:style-name="P17">3 -Bilan de la réalisation personnelle<text:tab/>3</text:p>
        </text:index-body>
      </text:table-of-content>
      <text:p text:style-name="Standard"/>
      <text:p text:style-name="P33">Ce document doit comporter entre 20 et 30 pages.</text:p>
      <text:h text:style-name="_31__20_Titre_20_1" text:outline-level="1">Situation dans le projet</text:h>
      <text:h text:style-name="_32__20_Titre_20_2" text:outline-level="2">Rappel des tâches professionnelles à réaliser</text:h>
      <text:p text:style-name="_35__20_Texte"/>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Fs</text:p>
          </table:table-cell>
          <table:table-cell table:style-name="Tableau1.A1" office:value-type="string">
            <text:p text:style-name="P22">Fonction de service / contraintes</text:p>
          </table:table-cell>
          <table:table-cell table:style-name="Tableau1.C1" office:value-type="string">
            <text:p text:style-name="P22">Critères d'appréciation</text:p>
          </table:table-cell>
        </table:table-row>
        <table:table-row table:style-name="Tableau1.2">
          <table:table-cell table:style-name="Tableau1.A2" office:value-type="string">
            <text:p text:style-name="P22">Fs2</text:p>
          </table:table-cell>
          <table:table-cell table:style-name="Tableau1.A2" office:value-type="string">
            <text:p text:style-name="P22">Configurer le portail captif</text:p>
          </table:table-cell>
          <table:table-cell table:style-name="Tableau1.C2" office:value-type="string">
            <text:p text:style-name="Table_20_Contents">• L’accès au réseau, des clients sans fil, est possible </text:p>
            <text:p text:style-name="Table_20_Contents">après authentification</text:p>
          </table:table-cell>
        </table:table-row>
        <table:table-row table:style-name="Tableau1.3">
          <table:table-cell table:style-name="Tableau1.A2" office:value-type="string">
            <text:p text:style-name="P22">Fs3</text:p>
          </table:table-cell>
          <table:table-cell table:style-name="Tableau1.A2" office:value-type="string">
            <text:p text:style-name="P22">Configurer le DHCP</text:p>
          </table:table-cell>
          <table:table-cell table:style-name="Tableau1.C2" office:value-type="string">
            <text:p text:style-name="P21">• Le plan d’adresse est cohérent </text:p>
            <text:p text:style-name="P20">• Le client dispose d’une configuration dynamique </text:p>
            <text:p text:style-name="P20">cohérente par rapport aux paramètres de </text:p>
            <text:p text:style-name="P20">configuration du service DHCP</text:p>
          </table:table-cell>
        </table:table-row>
        <table:table-row table:style-name="Tableau1.2">
          <table:table-cell table:style-name="Tableau1.A2" office:value-type="string">
            <text:p text:style-name="P22">Fs7</text:p>
          </table:table-cell>
          <table:table-cell table:style-name="Tableau1.A2" office:value-type="string">
            <text:p text:style-name="P22">Tester les intrusions</text:p>
          </table:table-cell>
          <table:table-cell table:style-name="Tableau1.C2" office:value-type="string">
            <text:p text:style-name="Table_20_Contents">• La mise en place de procédure de tests d’intrusion </text:p>
            <text:p text:style-name="Table_20_Contents">est effective et opérationnelle</text:p>
          </table:table-cell>
        </table:table-row>
      </table:table>
      <text:p text:style-name="P16"/>
      <text:h text:style-name="_32__20_Titre_20_2" text:outline-level="2">Présentation de la partie personnelle</text:h>
      <text:h text:style-name="_33__20_Titre_20_3" text:outline-level="3">Introduction</text:h>
      <text:list xml:id="list1444378944604475730" text:style-name="L1">
        <text:list-header>
          <text:p text:style-name="P36">Je suis chargé, dans ce projet, de mettre en place la partie WLAN du système, ainsi que la partie test d'intrusion depuis le réseau local. C'est à dire, configurer la borne wifi, configurer le DHCP du WLAN, configurer le portail captif, et mettre en place un batterie de test d'intrusion afin de vérifier la sécurité depuis le réseau local. </text:p>
        </text:list-header>
      </text:list>
      <text:p text:style-name="P23"/>
      <text:p text:style-name="P23"><text:s text:c="4"/>La réalisation s'est déroulée en plusieurs phases jusqu'à présent :</text:p>
      <text:p text:style-name="P23"/>
      <text:p text:style-name="P23"><text:s text:c="2"/></text:p>
      <text:h text:style-name="_33__20_Titre_20_3" text:outline-level="3">Synoptique de la réalisation</text:h>
      <text:list xml:id="list8636497155984890754" text:style-name="L2">
        <text:list-item>
          <text:p text:style-name="P37">Présentez le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37">Mettez en évidence où se situe votre partie (couleur, flèche, etc.).</text:p>
        </text:list-item>
        <text:list-item>
          <text:p text:style-name="P37">Proposez un diagramme de déploiement conforme à la norme UML ou un diagramme de bloc interne (IBD) conforme à la norme SysML et indiquez les nœuds sur lesquels vous intervenez (couleur, commentaires, etc.).</text:p>
        </text:list-item>
        <text:list-item>
          <text:p text:style-name="P37">Pour chaque nœud sur lequel vous intervenez, décrivez brièvement son rôle et la nature de la relation avec les autres nœuds proches.</text:p>
        </text:list-item>
      </text:list>
      <text:p text:style-name="P2"/>
      <text:p text:style-name="P16">Pour la suite, on sélectionnera quelques tâches professionnelles significatives de la réalisation.</text:p>
      <text:h text:style-name="_31__20_Titre_20_1" text:outline-level="1">Réalisation de la tâche professionnelle xxx</text:h>
      <text:list xml:id="list4254106175284439171" text:style-name="L3">
        <text:list-item>
          <text:p text:style-name="P28"><text:span text:style-name="T6">La description des réalisations </text:span><text:span text:style-name="T6">des tâches professionnelles</text:span><text:span text:style-name="T6"> varie en fonction de la nature de </text:span><text:span text:style-name="T6">celles-ci</text:span><text:span text:style-name="T6"> (développement logiciel, installation réseau, etc.) :</text:span></text:p>
          <text:list>
            <text:list-item>
              <text:p text:style-name="P29">Présenter succinctement la tâche.</text:p>
            </text:list-item>
            <text:list-item>
              <text:p text:style-name="P28"><text:span text:style-name="T5">Justifiez </text:span><text:span text:style-name="T5">un</text:span><text:span text:style-name="T5"> choix technologique retenu pour la réalisation </text:span><text:span text:style-name="T5">de la tâche professionnelle </text:span><text:span text:style-name="T5">(choix de tel carte électronique, </text:span><text:span text:style-name="T5">choix d’un actif réseau</text:span><text:span text:style-name="T5">, choix d’</text:span><text:span text:style-name="T5">une</text:span><text:span text:style-name="T5"> bibliothèque logicielle, </text:span><text:span text:style-name="T5">etc</text:span><text:span text:style-name="T5">.).</text:span></text:p>
            </text:list-item>
          </text:list>
        </text:list-item>
      </text:list>
      <text:h text:style-name="_32__20_Titre_20_2" text:outline-level="2">Conception détaillée</text:h>
      <text:list xml:id="list8595758605311242878" text:style-name="L4">
        <text:list-item>
          <text:p text:style-name="P34"><text:soft-page-break/><text:span text:style-name="T5">Pour une tâche de développement logiciel, </text:span><text:span text:style-name="T5">on pourra trouver</text:span><text:span text:style-name="T5"> :</text:span></text:p>
          <text:list>
            <text:list-item>
              <text:p text:style-name="P34"><text:span text:style-name="T5">U</text:span><text:span text:style-name="T5">n ou </text:span><text:span text:style-name="T5">plusieurs</text:span><text:span text:style-name="T5"> diagrammes de classe simplifié</text:span><text:span text:style-name="T5">s</text:span><text:span text:style-name="T5"> où l'on peut voir toutes </text:span><text:span text:style-name="T5">vos</text:span><text:span text:style-name="T5"> classes (avec les principales méthodes et attributs) et les classes des autres développeurs en relation avec les </text:span><text:span text:style-name="T5">vôtres</text:span><text:span text:style-name="T5"> (uniquement le nom de la classe).</text:span></text:p>
            </text:list-item>
            <text:list-item>
              <text:p text:style-name="P34"><text:span text:style-name="T5">Une description brève des classes importantes et</text:span><text:span text:style-name="T5"> la nature de</text:span><text:span text:style-name="T5">s </text:span><text:span text:style-name="T5">association</text:span><text:span text:style-name="T5">s</text:span><text:span text:style-name="T5"> avec les autres classes.</text:span></text:p>
            </text:list-item>
            <text:list-item>
              <text:p text:style-name="P35">Une description des données traitées :</text:p>
              <text:list>
                <text:list-item>
                  <text:p text:style-name="P34"><text:span text:style-name="T5">l</text:span><text:span text:style-name="T5">es formats, types, plage de validité,</text:span></text:p>
                </text:list-item>
                <text:list-item>
                  <text:p text:style-name="P35">les structures des fichiers traités (xml, etc.),</text:p>
                </text:list-item>
                <text:list-item>
                  <text:p text:style-name="P35">les structures détaillées des bases de données.</text:p>
                </text:list-item>
              </text:list>
            </text:list-item>
            <text:list-item>
              <text:p text:style-name="P34"><text:span text:style-name="T5">L</text:span><text:span text:style-name="T5">es IHM</text:span></text:p>
            </text:list-item>
            <text:list-item>
              <text:p text:style-name="P34"><text:span text:style-name="T5">L</text:span><text:span text:style-name="T5">es concepts mathé</text:span><text:span text:style-name="T6">matiques utilisés dans les classes développées (FFT, filtrage, ...).</text:span></text:p>
            </text:list-item>
            <text:list-item>
              <text:p text:style-name="P34"><text:span text:style-name="T6">U</text:span><text:span text:style-name="T6">ne documentation technique de la classe réalisée (algorithme d’une méthode, diagramme de séquence ou diagramme d’état, méthodes de l'API utilisées, etc. ) en fonction de sa complexité.</text:span></text:p>
            </text:list-item>
            <text:list-item>
              <text:p text:style-name="P34"><text:span text:style-name="T6">U</text:span><text:span text:style-name="T6">n extrait </text:span><text:span text:style-name="T6">significatif </text:span><text:span text:style-name="T6">du code source </text:span><text:span text:style-name="T6">commenté </text:span><text:span text:style-name="T6">de la classe </text:span><text:span text:style-name="T6">(le reste du code source est donné sous format électronique)</text:span><text:span text:style-name="T6">.</text:span></text:p>
            </text:list-item>
          </text:list>
        </text:list-item>
        <text:list-item>
          <text:p text:style-name="P34"><text:span text:style-name="T5">Pour un</text:span><text:span text:style-name="T5">e configuration/installation réseau ou de services, on pourra trouver</text:span><text:span text:style-name="T5"> :</text:span></text:p>
          <text:list>
            <text:list-item>
              <text:p text:style-name="P35">les procédures d’installation des équipements réseaux et/ou des services,</text:p>
            </text:list-item>
            <text:list-item>
              <text:p text:style-name="P34"><text:span text:style-name="T5">les fichiers de configuration des </text:span><text:span text:style-name="T5">équipements</text:span><text:span text:style-name="T5"> du réseau,</text:span></text:p>
            </text:list-item>
            <text:list-item>
              <text:p text:style-name="P35">les fichiers de configuration des services,</text:p>
            </text:list-item>
            <text:list-item>
              <text:p text:style-name="P35">les structures des trames échangées ainsi que le protocole de communication utilisé,</text:p>
            </text:list-item>
            <text:list-item>
              <text:p text:style-name="P35">etc.</text:p>
            </text:list-item>
          </text:list>
        </text:list-item>
      </text:list>
      <text:h text:style-name="_32__20_Titre_20_2" text:outline-level="2">Tests unitaires</text:h>
      <text:list xml:id="list4314758327748887846" text:style-name="L5">
        <text:list-item>
          <text:p text:style-name="P30">Présentez le récapitulatif chronologique de vos tests unitaires mis en œuvre pour la validation de la tâche professionnelle et précisez les tests unitaires que vous allez détailler par la suite.</text:p>
        </text:list-item>
      </text:list>
      <text:h text:style-name="_33__20_Titre_20_3" text:outline-level="3">Test unitaire du module matériel/logiciel xxx</text:h>
      <text:list xml:id="list2135791709108661238" text:style-name="L6">
        <text:list-item>
          <text:p text:style-name="P24">Présentez l'identification du test unitaire (nom, numéro, date, etc.).</text:p>
        </text:list-item>
        <text:list-item>
          <text:p text:style-name="P26"><text:span text:style-name="T5">Présentez l'objectif du test,</text:span><text:span text:style-name="T5"> éventuellement </text:span><text:span text:style-name="T5">le cas d'utilisation ainsi que les divers scénarios faisant intervenir le matériel testé </text:span><text:span text:style-name="T5">et si nécessaire un synoptique décrivant l'environnement matériel et/ou logiciel spécifique nécessaire à la mise en œuvre du test</text:span><text:span text:style-name="T5">.</text:span></text:p>
        </text:list-item>
      </text:list>
      <text:list xml:id="list2195015678750225009" text:style-name="L7">
        <text:list-item>
          <text:p text:style-name="P25">Présentez la procédure de test.</text:p>
        </text:list-item>
      </text:list>
      <text:list xml:id="list873860648697186770" text:style-name="L8">
        <text:list-item>
          <text:p text:style-name="P38">Présentez les résultats attendus et le rapport d'exécution des tests unitaires (conformité/non conformité).</text:p>
        </text:list-item>
      </text:list>
      <text:h text:style-name="_33__20_Titre_20_3" text:outline-level="3">Problèmes rencontrés</text:h>
      <text:list xml:id="list9171654171089201084" text:style-name="L9">
        <text:list-item>
          <text:p text:style-name="P27">Présentez un historique des problèmes rencontrés pendant la phase de tests unitaires,</text:p>
        </text:list-item>
        <text:list-item>
          <text:p text:style-name="P27">Présentez les solutions mises en œuvre pour remédier aux problèmes rencontrés.</text:p>
        </text:list-item>
      </text:list>
      <text:h text:style-name="_31__20_Titre_20_1" text:outline-level="1">Bilan de la réalisation personnelle</text:h>
      <text:list xml:id="list8373688647543787879" text:style-name="L10">
        <text:list-item>
          <text:p text:style-name="P31">Présentez les points du projet qui ont été validés.</text:p>
        </text:list-item>
        <text:list-item>
          <text:p text:style-name="P31">Précisez les parties restant à développer.</text:p>
        </text:list-item>
        <text:list-item>
          <text:p text:style-name="P31">Indiquez, si nécessaire, les améliorations possibles.</text:p>
        </text:list-item>
        <text:list-item>
          <text:p text:style-name="P31">Proposez une conclusion personn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loext:contextual-spacing="false" fo:margin-left="0cm" fo:margin-right="0cm" fo:margin-top="0cm" fo:margin-bottom="0cm" fo:text-align="justify" style:justify-single-word="false" fo:orphans="2" fo:widows="2" fo:text-indent="0cm" style:auto-text-indent="false"/>
      <style:text-properties style:font-name="Arial Narrow" fo:font-size="10pt" fo:font-weight="normal"/>
    </style:style>
    <style:style style:name="Text_20_body" style:display-name="Text body" style:family="paragraph" style:parent-style-name="Standard" style:class="text">
      <style:paragraph-properties loext:contextual-spacing="false" fo:margin-top="0cm" fo:margin-bottom="0.109cm"/>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style>
    <style:style style:name="Heading_20_1" style:display-name="Heading 1" style:family="paragraph" style:parent-style-name="Standard" style:next-style-name="_35__20_Texte" style:class="text">
      <style:paragraph-properties loext:contextual-spacing="false" fo:margin-left="1cm" fo:margin-right="0cm" fo:margin-top="1.27cm" fo:margin-bottom="0.423cm"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loext:contextual-spacing="false" fo:margin-left="1.251cm" fo:margin-right="0cm" fo:margin-top="0.423cm" fo:margin-bottom="0.106cm"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loext:contextual-spacing="false" fo:margin-left="1.501cm" fo:margin-right="0cm" fo:margin-top="0.212cm" fo:margin-bottom="0.106cm"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loext:contextual-spacing="false" fo:margin-left="2cm" fo:margin-right="0cm" fo:margin-top="0.212cm" fo:margin-bottom="0.106cm"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loext:contextual-spacing="false" fo:margin-top="0.423cm" fo:margin-bottom="0.106cm">
        <style:tab-stops/>
      </style:paragraph-properties>
      <style:text-properties fo:font-size="11pt"/>
    </style:style>
    <style:style style:name="Heading_20_6" style:display-name="Heading 6" style:family="paragraph" style:parent-style-name="Standard" style:next-style-name="Standard" style:class="text">
      <style:paragraph-properties loext:contextual-spacing="false" fo:margin-top="0.423cm" fo:margin-bottom="0.106cm"/>
      <style:text-properties fo:font-size="11pt" fo:font-style="italic"/>
    </style:style>
    <style:style style:name="Heading_20_7" style:display-name="Heading 7" style:family="paragraph" style:parent-style-name="Standard" style:next-style-name="Standard" style:class="text">
      <style:paragraph-properties loext:contextual-spacing="false" fo:margin-top="0.423cm" fo:margin-bottom="0.106cm"/>
      <style:text-properties style:font-name="Arial" fo:font-size="10pt"/>
    </style:style>
    <style:style style:name="Heading_20_8" style:display-name="Heading 8" style:family="paragraph" style:parent-style-name="Standard" style:next-style-name="Standard" style:class="text">
      <style:paragraph-properties loext:contextual-spacing="false" fo:margin-top="0.423cm" fo:margin-bottom="0.106cm"/>
      <style:text-properties style:font-name="Arial" fo:font-size="10pt" fo:font-style="italic"/>
    </style:style>
    <style:style style:name="Heading_20_9" style:display-name="Heading 9" style:family="paragraph" style:parent-style-name="Standard" style:next-style-name="Standard" style:class="text">
      <style:paragraph-properties loext:contextual-spacing="false" fo:margin-top="0.423cm" fo:margin-bottom="0.106cm"/>
      <style:text-properties style:font-name="Arial"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left="0.499cm" fo:margin-right="0cm" fo:margin-top="0cm" fo:margin-bottom="0.212cm" fo:text-indent="0cm" style:auto-text-indent="false"/>
    </style:style>
    <style:style style:name="Numbering_20_2" style:display-name="Numbering 2" style:family="paragraph" style:parent-style-name="List" style:class="list">
      <style:paragraph-properties loext:contextual-spacing="false"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left="1.498cm" fo:margin-right="0cm" fo:margin-top="0cm" fo:margin-bottom="0.212cm" fo:text-indent="-0.499cm" style:auto-text-indent="false"/>
    </style:style>
    <style:style style:name="Numbering_20_3_20_Cont." style:display-name="Numbering 3 Cont." style:family="paragraph" style:parent-style-name="List" style:class="list">
      <style:paragraph-properties loext:contextual-spacing="false" fo:margin-left="1.498cm" fo:margin-right="0cm" fo:margin-top="0cm" fo:margin-bottom="0.212cm" fo:text-indent="0cm" style:auto-text-indent="false"/>
    </style:style>
    <style:style style:name="Numbering_20_4" style:display-name="Numbering 4" style:family="paragraph" style:parent-style-name="List" style:class="list">
      <style:paragraph-properties loext:contextual-spacing="false" fo:margin-left="1.997cm" fo:margin-right="0cm" fo:margin-top="0cm" fo:margin-bottom="0.212cm" fo:text-indent="-0.499cm" style:auto-text-indent="false"/>
    </style:style>
    <style:style style:name="Numbering_20_5_20_Cont." style:display-name="Numbering 5 Cont." style:family="paragraph" style:parent-style-name="List" style:class="list">
      <style:paragraph-properties loext:contextual-spacing="false" fo:margin-left="2.496cm" fo:margin-right="0cm" fo:margin-top="0cm" fo:margin-bottom="0.212cm" fo:text-indent="0cm" style:auto-text-indent="false"/>
    </style:style>
    <style:style style:name="List_20_2" style:display-name="List 2" style:family="paragraph" style:parent-style-name="List" style:class="list">
      <style:paragraph-properties loext:contextual-spacing="false" fo:margin-left="1cm" fo:margin-right="0cm" fo:margin-top="0cm" fo:margin-bottom="0.212cm" fo:text-indent="-0.499cm" style:auto-text-indent="false"/>
    </style:style>
    <style:style style:name="List_20_5_20_Start" style:display-name="List 5 Start" style:family="paragraph" style:parent-style-name="List" style:class="list">
      <style:paragraph-properties loext:contextual-spacing="false" fo:margin-left="2.496cm" fo:margin-right="0cm" fo:margin-top="0.423cm" fo:margin-bottom="0.212cm" fo:text-indent="-0.499cm" style:auto-text-indent="false"/>
    </style:style>
    <style:style style:name="List_20_5" style:display-name="List 5" style:family="paragraph" style:parent-style-name="List" style:list-style-name="List_20_5" style:class="list">
      <style:paragraph-properties loext:contextual-spacing="false"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left="2.496cm" fo:margin-right="0cm" fo:margin-top="0cm" fo:margin-bottom="0.212cm" fo:text-indent="0cm" style:auto-text-indent="false"/>
    </style:style>
    <style:style style:name="Header" style:family="paragraph" style:parent-style-name="Standard" style:class="extra">
      <style:paragraph-properties loext:contextual-spacing="false" fo:margin-left="0cm" fo:margin-right="0cm" fo:margin-top="0cm" fo:margin-bottom="0cm"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loext:contextual-spacing="false" fo:margin-left="0cm" fo:margin-right="0cm" fo:margin-top="0cm" fo:margin-bottom="0cm"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loext:contextual-spacing="false" fo:margin-left="0cm" fo:margin-right="0cm" fo:margin-top="0cm" fo:margin-bottom="0.212cm"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loext:contextual-spacing="false" fo:margin-top="0.212cm" fo:margin-bottom="0cm"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loext:contextual-spacing="false" fo:margin-left="0.75cm" fo:margin-right="0cm" fo:margin-top="0cm" fo:margin-bottom="0cm"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loext:contextual-spacing="false" fo:margin-left="1.75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loext:contextual-spacing="false" fo:margin-left="3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loext:contextual-spacing="false" fo:margin-left="4.001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loext:contextual-spacing="false" fo:margin-left="4.75cm" fo:margin-right="0cm" fo:margin-top="0cm" fo:margin-bottom="0cm"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loext:contextual-spacing="false" fo:margin-left="0cm" fo:margin-right="0cm" fo:margin-top="0.423cm" fo:margin-bottom="0.423cm"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_36__20_Algorithme" style:display-name="6 Algorithme" style:family="paragraph" style:parent-style-name="_35__20_Texte" style:master-page-name="">
      <style:paragraph-properties loext:contextual-spacing="false" fo:margin-left="0cm" fo:margin-right="0cm" fo:margin-top="0cm" fo:margin-bottom="0cm"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size="11pt" fo:letter-spacing="-0.035cm"/>
    </style:style>
    <style:style style:name="_37__20_Remarque" style:display-name="7 Remarque" style:family="paragraph" style:parent-style-name="_35__20_Texte" style:master-page-name="">
      <style:paragraph-properties loext:contextual-spacing="false" fo:margin-left="0.199cm" fo:margin-right="0.199cm" fo:margin-top="0.3cm" fo:margin-bottom="0.3cm" fo:text-align="justify" style:justify-single-word="false" fo:text-indent="0cm" style:auto-text-indent="false" style:page-number="auto" style:border-line-width="0.002cm 0.035cm 0.002cm" fo:padding="0.212cm" fo:border="0.039cm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loext:contextual-spacing="false" fo:margin-left="0cm" fo:margin-right="0cm" fo:margin-top="0.199cm" fo:margin-bottom="0.199cm"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loext:contextual-spacing="false" fo:margin-left="3cm" fo:margin-right="0cm" fo:margin-top="0cm" fo:margin-bottom="0cm"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loext:contextual-spacing="false" fo:margin-left="0cm" fo:margin-right="0cm" fo:margin-top="0.199cm" fo:margin-bottom="0cm" fo:text-align="center" style:justify-single-word="false" fo:text-indent="0cm" style:auto-text-indent="false" style:page-number="auto"/>
    </style:style>
    <style:style style:name="_35__20_Texte" style:display-name="5 Texte" style:family="paragraph" style:parent-style-name="Standard" style:master-page-name="">
      <style:paragraph-properties loext:contextual-spacing="false" fo:margin-top="0.101cm" fo:margin-bottom="0.101cm"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loext:contextual-spacing="false" fo:margin-left="0cm" fo:margin-right="0cm" fo:margin-top="0.499cm" fo:margin-bottom="0.199cm"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loext:contextual-spacing="false" fo:margin-top="0.3cm" fo:margin-bottom="0.199cm"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loext:contextual-spacing="false" fo:margin-left="0cm" fo:margin-right="0cm" fo:margin-top="0.199cm" fo:margin-bottom="0cm"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loext:contextual-spacing="false" fo:margin-left="0cm" fo:margin-right="0cm" fo:margin-top="0cm" fo:margin-bottom="0.101cm"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loext:contextual-spacing="false" fo:margin-left="0cm" fo:margin-right="0cm" fo:margin-top="0cm" fo:margin-bottom="0cm"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loext:contextual-spacing="false" fo:margin-left="0cm" fo:margin-right="0cm" fo:margin-top="0cm" fo:margin-bottom="0cm" fo:text-indent="0cm" style:auto-text-indent="false" style:page-number="auto">
        <style:tab-stops>
          <style:tab-stop style:position="18cm" style:type="right" style:leader-style="dotted" style:leader-text="."/>
        </style:tab-stops>
      </style:paragraph-properties>
      <style:text-properties fo:color="#ff0000" style:font-name="Technical" style:text-blinking="false"/>
    </style:style>
    <style:style style:name="C_20_Légende" style:display-name="C Légende" style:family="paragraph" style:parent-style-name="_35__20_Texte" style:next-style-name="_35__20_Texte" style:master-page-name="">
      <style:paragraph-properties loext:contextual-spacing="false" fo:margin-left="0cm" fo:margin-right="0cm" fo:margin-top="0cm" fo:margin-bottom="0.199cm"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02cm solid #000000" style:shadow="#808080 0.18cm 0.18cm">
        <style:tab-stops/>
      </style:paragraph-properties>
    </style:style>
    <style:style style:name="Tâche_20_à_20_effectuer" style:display-name="Tâche à effectuer" style:family="paragraph" style:parent-style-name="Text_20_body" style:master-page-name="">
      <style:paragraph-properties loext:contextual-spacing="false" fo:margin-left="2.215cm" fo:margin-right="0cm" fo:margin-top="0cm" fo:margin-bottom="0.049cm"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loext:contextual-spacing="false" fo:margin-top="0cm" fo:margin-bottom="0.106cm" fo:text-align="start" style:justify-single-word="false">
        <style:tab-stops/>
      </style:paragraph-properties>
      <style:text-properties style:font-name="FuturaA Bk B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ourier New"/>
    </style:style>
    <style:style style:name="_38__20_Caractère_20_Question" style:display-name="8 Caractère Question" style:family="text">
      <style:text-properties style:text-position="0% 100%" style:font-name="Wingdings1" fo:font-size="20pt" fo:background-color="transparent"/>
    </style:style>
    <style:style style:name="_39__20_Caractère_20_Enumération" style:display-name="9 Caractère Enumération" style:family="text">
      <style:text-properties style:font-name="Wingdings"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size="16pt" fo:font-style="normal" fo:font-weight="normal" style:font-size-asian="16pt" style:font-style-asian="normal" style:font-weight-asian="normal"/>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41z0" style:family="text">
      <style:text-properties style:font-name="Symbol"/>
    </style:style>
    <style:style style:name="WW8Num41z1" style:family="text">
      <style:text-properties style:font-name="Courier New1"/>
    </style:style>
    <style:style style:name="WW8Num41z2" style:family="text">
      <style:text-properties style:font-name="Wingdings"/>
    </style:style>
    <style:style style:name="WW8Num10z0" style:family="text">
      <style:text-properties style:font-name="Symbol"/>
    </style:style>
    <style:style style:name="WW8Num10z1" style:family="text">
      <style:text-properties style:font-name="Times New Roman" style:font-name-asian="Times New Roman" style:font-name-complex="Times New Roman"/>
    </style:style>
    <style:style style:name="WW8Num10z2" style:family="text">
      <style:text-properties style:font-name="Wingdings"/>
    </style:style>
    <style:style style:name="WW8Num10z4" style:family="text">
      <style:text-properties style:font-name="Courier New1"/>
    </style:style>
    <style:style style:name="WW8Num2z0" style:family="text">
      <style:text-properties style:font-name="Times New Roman" style:font-name-asian="Times New Roman" style:font-name-complex="Times New Roman"/>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28z0" style:family="text">
      <style:text-properties style:font-name="Symbol"/>
    </style:style>
    <style:style style:name="WW8Num28z1" style:family="text">
      <style:text-properties style:font-name="Courier New1"/>
    </style:style>
    <style:style style:name="WW8Num28z2" style:family="text">
      <style:text-properties style:font-name="Times New Roman" style:font-name-asian="Times New Roman" style:font-name-complex="Times New Roman"/>
    </style:style>
    <style:style style:name="WW8Num28z5" style:family="text">
      <style:text-properties style:font-name="Wingdings"/>
    </style:style>
    <style:style style:name="WW8Num42z0" style:family="text">
      <style:text-properties style:font-name="Symbol"/>
    </style:style>
    <style:style style:name="WW8Num42z1" style:family="text">
      <style:text-properties style:font-name="Courier New1"/>
    </style:style>
    <style:style style:name="WW8Num42z2" style:family="text">
      <style:text-properties style:font-name="Wingdings"/>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31z0" style:family="text">
      <style:text-properties style:font-name="Symbol"/>
    </style:style>
    <style:style style:name="WW8Num31z1" style:family="text">
      <style:text-properties style:font-name="Courier New1"/>
    </style:style>
    <style:style style:name="WW8Num3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fo:font-size="8pt"/>
    </style:style>
    <style:style style:name="MT2" style:family="text">
      <style:text-properties fo:font-size="8pt"/>
    </style:style>
    <style:style style:name="MT3" style:family="text">
      <style:text-properties fo:font-weight="bold"/>
    </style:style>
    <style:style style:name="MT4" style:family="text">
      <style:text-properties fo:font-size="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8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odt</text:file-name><text:tab/>- <text:print-date style:data-style-name="N30"/> -<text:tab/>Page <text:page-number text:select-page="current"/> / <text:page-count style:num-format="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0"><draw:image xlink:href="Pictures/100002010000016400000104B049CC75.png" xlink:type="simple" xlink:show="embed" xlink:actuate="onLoad"/></draw:frame></text:p>
            </table:table-cell>
            <table:table-cell table:style-name="Tableau6.A1" office:value-type="string">
              <text:p text:style-name="MP3">Brevet de Technicien Supérieur SN</text:p>
              <text:p text:style-name="MP4"><text:span text:style-name="MT3">Session 20</text:span><text:span text:style-name="MT3">1</text:span><text:span text:style-name="MT3">9</text:span></text:p>
              <text:p text:style-name="MP5">Lycée Nicolas APPERT</text:p>
            </table:table-cell>
            <table:table-cell table:style-name="Tableau6.A1" office:value-type="string">
              <text:p text:style-name="Table_20_Contents">Logo entreprise</text:p>
            </table:table-cell>
          </table:table-row>
        </table:table>
        <text:p text:style-name="Standard"/>
      </style:header>
      <style:footer>
        <text:p text:style-name="MP6"><text:span text:style-name="MT4"><text:file-name text:display="name-and-extension">BTS-SN_E6.2_Dossier-technique-projet_partie-individuelle.odt</text:file-name></text:span><text:span text:style-name="MT4"><text:tab/>- </text:span><text:span text:style-name="MT4"><text:date style:data-style-name="N8039" text:date-value="2019-05-14T22:54:16">14 mai 19</text:date></text:span><text:span text:style-name="MT4"> -<text:tab/>Page </text:span><text:span text:style-name="MT4"><text:page-number text:select-page="current">1</text:page-number></text:span><text:span text:style-name="MT4"> / </text:span><text:span text:style-name="MT4"><text:page-count style:num-format="1">3</text:page-count></text:span></text:p>
      </style:footer>
    </style:master-page>
    <style:master-page style:name="_5f_LNA_20_Document_20_Portrait" style:display-name="_LNA Document Portrait" style:page-layout-name="Mpm5">
      <style:header>
        <text:p text:style-name="MP7">Lycée Nicolas APPERT<text:tab/><text:title>Dossier technique du projet - partie individuelle</text:title></text:p>
        <text:p text:style-name="MP7">STS SN<text:tab/><text:keywords>MONNIER Simon</text:keywords></text:p>
      </style:header>
      <style:footer>
        <text:p text:style-name="MP8"><text:span text:style-name="MT4"><text:file-name text:display="name-and-extension">BTS-SN_E6.2_Dossier-technique-projet_partie-individuelle.odt</text:file-name></text:span><text:span text:style-name="MT4"><text:tab/>- </text:span><text:span text:style-name="MT4"><text:date style:data-style-name="N8039" text:date-value="2019-05-14T22:54:16">14 mai 19</text:date></text:span><text:span text:style-name="MT4"> -<text:tab/>Page </text:span><text:span text:style-name="MT4"><text:page-number text:select-page="current">3</text:page-number></text:span><text:span text:style-name="MT4"> / </text:span><text:span text:style-name="MT4"><text:page-count style:num-format="1">3</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MONNIER Simon</text:keywords><text:tab/><text:keywords>MONNIER Simon</text:keywords></text:p>
      </style:header>
      <style:footer>
        <text:p text:style-name="MP11"><text:span text:style-name="MT4"><text:file-name text:display="name-and-extension">BTS-SN_E6.2_Dossier-technique-projet_partie-individuelle.odt</text:file-name></text:span><text:span text:style-name="MT4"><text:tab/>- </text:span><text:span text:style-name="MT4"><text:date style:data-style-name="N8039" text:date-value="2019-05-14T22:54:16">14 mai 19</text:date></text:span><text:span text:style-name="MT4"> -<text:tab/>Page </text:span><text:span text:style-name="MT4"><text:page-number text:select-page="current"/></text:span><text:span text:style-name="MT4"> / </text:span><text:span text:style-name="MT4"><text:page-count style:num-format="1">3</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MONNIER Simon</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MONNIER Simon</text:keywords><text:tab/><text:keywords>MONNIER Simon</text:keywords></text:p>
      </style:header>
      <style:footer>
        <text:p text:style-name="MP8"><text:span text:style-name="MT4"><text:file-name text:display="name-and-extension">BTS-SN_E6.2_Dossier-technique-projet_partie-individuelle.odt</text:file-name></text:span><text:span text:style-name="MT4"><text:tab/>- </text:span><text:span text:style-name="MT4"><text:date style:data-style-name="N8039" text:date-value="2019-05-14T22:54:16">14 mai 19</text:date></text:span><text:span text:style-name="MT4"> -<text:tab/>Page </text:span><text:span text:style-name="MT4"><text:page-number text:select-page="current"/></text:span><text:span text:style-name="MT4"> / </text:span><text:span text:style-name="MT4"><text:page-count style:num-forma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Dossier technique du projet - partie individuelle</dc:title>
    <dc:subject>P2019 :  6-PlateFormeSecurisee</dc:subject>
    <meta:initial-creator>Philippe MERCIER</meta:initial-creator>
    <meta:creation-date>2018-12-19T15:23:10.22</meta:creation-date>
    <dc:language>fr-FR</dc:language>
    <meta:editing-cycles>6</meta:editing-cycles>
    <meta:editing-duration>PT37M48S</meta:editing-duration>
    <dc:date>2019-05-14T22:54:16</dc:date>
    <meta:keyword>MONNIER Simon</meta:keyword>
    <meta:document-statistic meta:table-count="2" meta:image-count="1" meta:object-count="0" meta:page-count="3" meta:paragraph-count="101" meta:word-count="945" meta:character-count="6153"/>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